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74208b" officeooo:paragraph-rsid="0074208b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4a7d56" officeooo:paragraph-rsid="004a7d56"/>
    </style:style>
    <style:style style:name="P32" style:family="paragraph" style:parent-style-name="Text_20_body">
      <style:text-properties style:font-name="URW Bookman L" officeooo:rsid="004a7d56" officeooo:paragraph-rsid="004c3100"/>
    </style:style>
    <style:style style:name="P33" style:family="paragraph" style:parent-style-name="Text_20_body">
      <style:text-properties style:font-name="URW Bookman L" officeooo:rsid="004a7d56" officeooo:paragraph-rsid="0054bcbe"/>
    </style:style>
    <style:style style:name="P34" style:family="paragraph" style:parent-style-name="Text_20_body">
      <style:text-properties style:font-name="URW Bookman L" officeooo:rsid="0054bcbe" officeooo:paragraph-rsid="0054bcbe"/>
    </style:style>
    <style:style style:name="P35" style:family="paragraph" style:parent-style-name="Text_20_body">
      <style:text-properties style:font-name="URW Bookman L" officeooo:paragraph-rsid="0054bcbe"/>
    </style:style>
    <style:style style:name="P36" style:family="paragraph" style:parent-style-name="Text_20_body">
      <style:text-properties style:font-name="URW Bookman L" officeooo:rsid="005c0014" officeooo:paragraph-rsid="005c0014"/>
    </style:style>
    <style:style style:name="P37" style:family="paragraph" style:parent-style-name="Text_20_body">
      <style:text-properties style:font-name="URW Bookman L" officeooo:rsid="005d5c85" officeooo:paragraph-rsid="005d5c85"/>
    </style:style>
    <style:style style:name="P38" style:family="paragraph" style:parent-style-name="Text_20_body">
      <style:text-properties style:font-name="URW Bookman L" officeooo:rsid="005f3e15" officeooo:paragraph-rsid="005f3e15"/>
    </style:style>
    <style:style style:name="P39" style:family="paragraph" style:parent-style-name="Heading_20_1">
      <style:text-properties style:font-name="URW Bookman L"/>
    </style:style>
    <style:style style:name="P40" style:family="paragraph" style:parent-style-name="Text_20_body">
      <style:text-properties officeooo:rsid="0026b297" officeooo:paragraph-rsid="00728878"/>
    </style:style>
    <style:style style:name="P41" style:family="paragraph" style:parent-style-name="Text_20_body">
      <style:text-properties officeooo:rsid="0026b297" officeooo:paragraph-rsid="0026b297"/>
    </style:style>
    <style:style style:name="P42" style:family="paragraph" style:parent-style-name="Text_20_body">
      <style:text-properties officeooo:paragraph-rsid="0026b297"/>
    </style:style>
    <style:style style:name="P43" style:family="paragraph" style:parent-style-name="Text_20_body">
      <style:text-properties style:font-name="URW Bookman L" officeooo:paragraph-rsid="003675aa"/>
    </style:style>
    <style:style style:name="P44" style:family="paragraph" style:parent-style-name="Text_20_body">
      <style:text-properties style:font-name="URW Bookman L" officeooo:rsid="00382ac9" officeooo:paragraph-rsid="00382ac9"/>
    </style:style>
    <style:style style:name="P45" style:family="paragraph" style:parent-style-name="Text_20_body">
      <style:text-properties style:font-name="URW Bookman L" officeooo:rsid="0040bbb3" officeooo:paragraph-rsid="0041fc1f"/>
    </style:style>
    <style:style style:name="P46" style:family="paragraph" style:parent-style-name="Text_20_body">
      <style:text-properties style:font-name="URW Bookman L" officeooo:rsid="0040bbb3" officeooo:paragraph-rsid="00445d03"/>
    </style:style>
    <style:style style:name="P47" style:family="paragraph" style:parent-style-name="Text_20_body">
      <style:text-properties style:font-name="URW Bookman L" fo:language="en" fo:country="US" officeooo:rsid="00478f2e" officeooo:paragraph-rsid="004fdb49"/>
    </style:style>
    <style:style style:name="P48" style:family="paragraph" style:parent-style-name="Text_20_body">
      <style:text-properties style:font-name="URW Bookman L" officeooo:rsid="0048b5ef" officeooo:paragraph-rsid="0048b5ef"/>
    </style:style>
    <style:style style:name="P49" style:family="paragraph" style:parent-style-name="Text_20_body">
      <style:text-properties officeooo:paragraph-rsid="00531f76"/>
    </style:style>
    <style:style style:name="P50" style:family="paragraph" style:parent-style-name="Text_20_body">
      <style:text-properties officeooo:paragraph-rsid="00597bb5"/>
    </style:style>
    <style:style style:name="P51" style:family="paragraph" style:parent-style-name="Text_20_body">
      <style:text-properties officeooo:paragraph-rsid="006b48c3"/>
    </style:style>
    <style:style style:name="P52" style:family="paragraph" style:parent-style-name="Text_20_body">
      <style:text-properties officeooo:rsid="006b48c3" officeooo:paragraph-rsid="006b48c3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75c86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5bdc"/>
    </style:style>
    <style:style style:name="T9" style:family="text">
      <style:text-properties officeooo:rsid="00233838"/>
    </style:style>
    <style:style style:name="T10" style:family="text">
      <style:text-properties officeooo:rsid="00130d39"/>
    </style:style>
    <style:style style:name="T11" style:family="text">
      <style:text-properties officeooo:rsid="00157093"/>
    </style:style>
    <style:style style:name="T12" style:family="text">
      <style:text-properties officeooo:rsid="0012e10a"/>
    </style:style>
    <style:style style:name="T13" style:family="text">
      <style:text-properties officeooo:rsid="002d03c2"/>
    </style:style>
    <style:style style:name="T14" style:family="text">
      <style:text-properties officeooo:rsid="00289efb"/>
    </style:style>
    <style:style style:name="T15" style:family="text">
      <style:text-properties officeooo:rsid="001445d4"/>
    </style:style>
    <style:style style:name="T16" style:family="text">
      <style:text-properties officeooo:rsid="00146587"/>
    </style:style>
    <style:style style:name="T17" style:family="text">
      <style:text-properties officeooo:rsid="0017facf"/>
    </style:style>
    <style:style style:name="T18" style:family="text">
      <style:text-properties officeooo:rsid="001ab552"/>
    </style:style>
    <style:style style:name="T19" style:family="text">
      <style:text-properties officeooo:rsid="001debbe"/>
    </style:style>
    <style:style style:name="T20" style:family="text">
      <style:text-properties officeooo:rsid="001d064d"/>
    </style:style>
    <style:style style:name="T21" style:family="text">
      <style:text-properties style:text-underline-style="none" officeooo:rsid="002d03c2"/>
    </style:style>
    <style:style style:name="T22" style:family="text">
      <style:text-properties style:text-underline-style="none" officeooo:rsid="001debbe"/>
    </style:style>
    <style:style style:name="T23" style:family="text">
      <style:text-properties officeooo:rsid="003333df"/>
    </style:style>
    <style:style style:name="T24" style:family="text">
      <style:text-properties officeooo:rsid="003d718f"/>
    </style:style>
    <style:style style:name="T25" style:family="text">
      <style:text-properties officeooo:rsid="0074208b"/>
    </style:style>
    <style:style style:name="T26" style:family="text">
      <style:text-properties officeooo:rsid="006175f3"/>
    </style:style>
    <style:style style:name="T27" style:family="text">
      <style:text-properties officeooo:rsid="004c3100"/>
    </style:style>
    <style:style style:name="T28" style:family="text">
      <style:text-properties officeooo:rsid="0054bcbe"/>
    </style:style>
    <style:style style:name="T29" style:family="text">
      <style:text-properties officeooo:rsid="004a7d56"/>
    </style:style>
    <style:style style:name="T30" style:family="text">
      <style:text-properties officeooo:rsid="005f9e17"/>
    </style:style>
    <style:style style:name="T31" style:family="text">
      <style:text-properties officeooo:rsid="0067d1d7"/>
    </style:style>
    <style:style style:name="T32" style:family="text">
      <style:text-properties officeooo:rsid="005f3e15"/>
    </style:style>
    <style:style style:name="T33" style:family="text">
      <style:text-properties officeooo:rsid="005d5c85"/>
    </style:style>
    <style:style style:name="T34" style:family="text">
      <style:text-properties officeooo:rsid="00750f02"/>
    </style:style>
    <style:style style:name="T35" style:family="text">
      <style:text-properties officeooo:rsid="003367cc"/>
    </style:style>
    <style:style style:name="T36" style:family="text">
      <style:text-properties style:font-name="URW Bookman L" officeooo:rsid="00728878"/>
    </style:style>
    <style:style style:name="T37" style:family="text">
      <style:text-properties style:font-name="URW Bookman L"/>
    </style:style>
    <style:style style:name="T38" style:family="text">
      <style:text-properties style:font-name="URW Bookman L" officeooo:rsid="00299430"/>
    </style:style>
    <style:style style:name="T39" style:family="text">
      <style:text-properties style:font-name="URW Bookman L" officeooo:rsid="002b47c5"/>
    </style:style>
    <style:style style:name="T40" style:family="text">
      <style:text-properties officeooo:rsid="003a0582"/>
    </style:style>
    <style:style style:name="T41" style:family="text">
      <style:text-properties officeooo:rsid="003675aa"/>
    </style:style>
    <style:style style:name="T42" style:family="text">
      <style:text-properties officeooo:rsid="00382ac9"/>
    </style:style>
    <style:style style:name="T43" style:family="text">
      <style:text-properties fo:font-style="italic" officeooo:rsid="003675aa" style:font-style-asian="italic" style:font-style-complex="italic"/>
    </style:style>
    <style:style style:name="T44" style:family="text">
      <style:text-properties fo:font-style="italic" officeooo:rsid="00382ac9" style:font-style-asian="italic" style:font-style-complex="italic"/>
    </style:style>
    <style:style style:name="T45" style:family="text">
      <style:text-properties fo:font-weight="bold" officeooo:rsid="003675aa" style:font-weight-asian="bold" style:font-weight-complex="bold"/>
    </style:style>
    <style:style style:name="T46" style:family="text">
      <style:text-properties fo:font-weight="bold" officeooo:rsid="00382ac9" style:font-weight-asian="bold" style:font-weight-complex="bold"/>
    </style:style>
    <style:style style:name="T47" style:family="text">
      <style:text-properties fo:font-style="italic" officeooo:rsid="006a49b7" style:font-style-asian="italic" style:font-style-complex="italic"/>
    </style:style>
    <style:style style:name="T48" style:family="text">
      <style:text-properties fo:font-style="italic" officeooo:rsid="003cc3a7" style:font-style-asian="italic" style:font-style-complex="italic"/>
    </style:style>
    <style:style style:name="T49" style:family="text">
      <style:text-properties fo:language="en" fo:country="US" fo:font-weight="bold"/>
    </style:style>
    <style:style style:name="T50" style:family="text">
      <style:text-properties style:text-position="33% 80%" fo:language="en" fo:country="US" fo:font-weight="bold"/>
    </style:style>
    <style:style style:name="T51" style:family="text">
      <style:text-properties fo:language="en" fo:country="US"/>
    </style:style>
    <style:style style:name="T52" style:family="text">
      <style:text-properties officeooo:rsid="003aec61"/>
    </style:style>
    <style:style style:name="T53" style:family="text">
      <style:text-properties fo:language="en" fo:country="US" fo:font-weight="normal" style:font-weight-asian="normal" style:font-weight-complex="normal"/>
    </style:style>
    <style:style style:name="T54" style:family="text">
      <style:text-properties style:text-position="33% 80%" fo:language="en" fo:country="US" fo:font-weight="normal" style:font-weight-asian="normal" style:font-weight-complex="normal"/>
    </style:style>
    <style:style style:name="T55" style:family="text">
      <style:text-properties fo:language="en" fo:country="US" officeooo:rsid="003a0239"/>
    </style:style>
    <style:style style:name="T56" style:family="text">
      <style:text-properties fo:language="el" fo:country="GR" officeooo:rsid="003cc3a7"/>
    </style:style>
    <style:style style:name="T57" style:family="text">
      <style:text-properties fo:language="en" fo:country="US" officeooo:rsid="003cc3a7"/>
    </style:style>
    <style:style style:name="T58" style:family="text">
      <style:text-properties fo:language="en" fo:country="US" officeooo:rsid="0041fc1f"/>
    </style:style>
    <style:style style:name="T59" style:family="text">
      <style:text-properties fo:language="en" fo:country="US" officeooo:rsid="0042bff0"/>
    </style:style>
    <style:style style:name="T60" style:family="text">
      <style:text-properties fo:language="en" fo:country="US" officeooo:rsid="00445d03"/>
    </style:style>
    <style:style style:name="T61" style:family="text">
      <style:text-properties style:font-name="URW Bookman L" fo:language="en" fo:country="US" officeooo:rsid="00445d03"/>
    </style:style>
    <style:style style:name="T62" style:family="text">
      <style:text-properties style:font-name="URW Bookman L" fo:language="en" fo:country="US" officeooo:rsid="0040bbb3"/>
    </style:style>
    <style:style style:name="T63" style:family="text">
      <style:text-properties style:font-name="URW Bookman L" fo:language="en" fo:country="US" officeooo:rsid="005169ef"/>
    </style:style>
    <style:style style:name="T64" style:family="text">
      <style:text-properties style:font-name="URW Bookman L" fo:language="en" fo:country="US"/>
    </style:style>
    <style:style style:name="T65" style:family="text">
      <style:text-properties style:font-name="URW Bookman L" officeooo:rsid="005169ef"/>
    </style:style>
    <style:style style:name="T66" style:family="text">
      <style:text-properties style:font-name="URW Bookman L" fo:language="en" fo:country="US" officeooo:rsid="004fdb49"/>
    </style:style>
    <style:style style:name="T67" style:family="text">
      <style:text-properties officeooo:rsid="004a4c41"/>
    </style:style>
    <style:style style:name="T68" style:family="text">
      <style:text-properties fo:font-weight="normal" officeooo:rsid="00382ac9" style:font-weight-asian="normal" style:font-weight-complex="normal"/>
    </style:style>
    <style:style style:name="T69" style:family="text">
      <style:text-properties style:text-position="33% 80%" fo:font-weight="normal" officeooo:rsid="00382ac9" style:font-weight-asian="normal" style:font-weight-complex="normal"/>
    </style:style>
    <style:style style:name="T70" style:family="text">
      <style:text-properties officeooo:rsid="004d290f"/>
    </style:style>
    <style:style style:name="T71" style:family="text">
      <style:text-properties style:font-name="URW Bookman L" officeooo:rsid="00531f76"/>
    </style:style>
    <style:style style:name="T72" style:family="text">
      <style:text-properties style:font-name="URW Bookman L" officeooo:rsid="0057862b"/>
    </style:style>
    <style:style style:name="T73" style:family="text">
      <style:text-properties style:font-name="URW Bookman L" officeooo:rsid="0055a668"/>
    </style:style>
    <style:style style:name="T74" style:family="text">
      <style:text-properties style:font-name="URW Bookman L" officeooo:rsid="006b48c3"/>
    </style:style>
    <style:style style:name="T75" style:family="text">
      <style:text-properties style:font-name="URW Bookman L" fo:font-style="italic" officeooo:rsid="006b48c3" style:font-style-asian="italic" style:font-style-complex="italic"/>
    </style:style>
    <style:style style:name="T76" style:family="text">
      <style:text-properties style:font-name="URW Bookman L" fo:font-style="italic" officeooo:rsid="0070e3e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:</text:p>
      <text:p text:style-name="P3">Α. όγκου <text:tab/>Β. μάζας<text:tab/> Γ. εμβαδού<text:tab/> Δ. πυκνότητας</text:p>
      <text:p text:style-name="P4">2. Ποια η διαφορά μεταξύ φυσικών – χημικών <text:s/>φαιν<text:span text:style-name="T5">ο</text:span>μένων;</text:p>
      <text:p text:style-name="P5"><text:span text:style-name="T6">Α</text:span>. τα χημικά είναι αναστρέψιμα <text:tab/>Β. Τα <text:s/>τα χημικά είναι <text:span text:style-name="T7">μη αναστρέψιμα</text:span></text:p>
      <text:p text:style-name="P5">Γ. Τα φυσικά <text:s/>είναι αναστρέψιμα <text:tab/>Δ. <text:s/>Τα φυσικά είναι <text:span text:style-name="T7">μη αναστρέψιμα</text:span></text:p>
      <text:p text:style-name="P3">3. Η <text:span text:style-name="T8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6">Α. Candela <text:span text:style-name="T9">(</text:span><text:span text:style-name="T10">cd</text:span><text:span text:style-name="T9">)</text:span> <text:s/><text:tab/>Β. Volt<text:tab/> Γ. <text:span text:style-name="T11">Lumen</text:span><text:tab/> Δ. Ampere</text:p>
      <text:p text:style-name="P7">6. <text:s/>Ο βρασμός <text:span text:style-name="T9">του νερού</text:span> είναι χημικό <text:s/>ή <text:span text:style-name="T4">φυσικό </text:span>φαινόμενο;</text:p>
      <text:p text:style-name="P8">Α. φυσικό <text:tab/>Β. χημικό</text:p>
      <text:p text:style-name="P7">7. Η αστραπή είναι χημικό <text:s/>ή <text:span text:style-name="T4">φυσικό </text:span>φαινόμενο;</text:p>
      <text:p text:style-name="P8">Α. φυσικό <text:tab/>Β. χημικό</text:p>
      <text:p text:style-name="P7">8. Η ακουστική μελετά την διάδοση του:</text:p>
      <text:p text:style-name="P7">Α. ήχου <text:s/>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7">9. Η αστρονομία είναι <text:span text:style-name="T13">συνώνυμ</text:span><text:span text:style-name="T14">η</text:span> της:</text:p>
      <text:p text:style-name="P9">Α. <text:span text:style-name="T10">γαστρονομίας</text:span> <text:s/><text:tab/>Β. <text:span text:style-name="T10">αστροφυσικής</text:span><text:tab/> Γ. <text:span text:style-name="T10">μηχανικής</text:span> <text:tab/> Δ. <text:span text:style-name="T15">η</text:span><text:span text:style-name="T10">λεκτρονικής</text:span></text:p>
      <text:p text:style-name="P10">10. <text:span text:style-name="T15">Η κοσμολογία μελετά την:</text:span></text:p>
      <text:p text:style-name="P11"><text:span text:style-name="T15"><text:s/></text:span><text:span text:style-name="T12">Α. </text:span><text:span text:style-name="T15">αρχή του σύμπαντος</text:span><text:span text:style-name="T12"> <text:s/><text:tab/>Β. </text:span><text:span text:style-name="T16">ε</text:span><text:span text:style-name="T15">ξέλιξή του </text:span><text:span text:style-name="T12"><text:tab/> Γ. έ</text:span><text:span text:style-name="T15">κτασή του </text:span><text:span text:style-name="T12"><text:s/>Δ. </text:span><text:span text:style-name="T15">προέλευση της ζωής</text:span></text:p>
      <text:p text:style-name="P12">11.<text:span text:style-name="T12"> Η μονάδα </text:span>λίτρο<text:span text:style-name="T12"> (</text:span>lt<text:span text:style-name="T12">) χρησιμοποιείται για <text:s/>μέτρηση:</text:span></text:p>
      <text:p text:style-name="P13">Α. όγκου <text:tab/>Β. μάζας<text:tab/> Γ. εμβαδού<text:tab/> Δ. <text:span text:style-name="T8">π</text:span>υκνότητας</text:p>
      <text:p text:style-name="P14">12. Η οπτική μελετά την διάδοση του:</text:p>
      <text:p text:style-name="P15"><text:soft-page-break/>Α. ήχου 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16">13. Η μετατροπή του μούστου σε οίνο, είναι φυσικό <text:s/>ή <text:span text:style-name="T4">χημικό</text:span> φαινόμενο;</text:p>
      <text:p text:style-name="P8">Α. φυσικό <text:tab/>Β. χημικό</text:p>
      <text:p text:style-name="P14">14. Η μετατροπή του οίνου σε ξύδι είναι φυσικό <text:s/>ή <text:span text:style-name="T4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7">διανυσματικό </text:span>μέ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19">ε</text:span><text:span text:style-name="T18">ν</text:span>αέρ<text:span text:style-name="T18">ια</text:span></text:p>
      <text:p text:style-name="P19">18. <text:s/>Η κλιματολογία είναι κλάδος της <text:s/>μετεωρολογίας;</text:p>
      <text:p text:style-name="P18">Α. Σωστό <text:tab/><text:tab/>Β. Λάθος</text:p>
      <text:p text:style-name="P19">19. Η πρόγνωση καιρού για την επομένη ημέρα έχει 20% ποσοστό αποτυχίας;</text:p>
      <text:p text:style-name="P18">Α. Σωστό <text:tab/><text:tab/>Β. Λάθος</text:p>
      <text:p text:style-name="P21">20. Ποια από τα παρακάτω είναι θεμελιώδη φυσικά μεγέθη;</text:p>
      <text:p text:style-name="P22">Α. όγκο<text:span text:style-name="T20">ς</text:span> <text:tab/>Β. μάζα<text:tab/><text:tab/> Γ. εμβαδό<text:span text:style-name="T20">ν</text:span><text:tab/> Δ. <text:span text:style-name="T9">μ</text:span><text:span text:style-name="T19">ήκος</text:span></text:p>
      <text:p text:style-name="P20"><text:span text:style-name="T9">2</text:span>1. Η <text:span text:style-name="T9">ωκεανο</text:span>γ<text:span text:style-name="T9">ραφ</text:span>ία μελετά την … <text:s/>κυκλοφορία.</text:p>
      <text:p text:style-name="P23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9">ε</text:span><text:span text:style-name="T18">ν</text:span>αέρ<text:span text:style-name="T18">ια</text:span></text:p>
      <text:p text:style-name="P24"><text:span text:style-name="T9">22</text:span>. Η μετατροπή του <text:span text:style-name="T9">σιδήρου</text:span> σε <text:span text:style-name="T9">σκουριά </text:span><text:s/>είναι φυσικό φαινόμενο;</text:p>
      <text:p text:style-name="P23">Α. Σωστό <text:tab/><text:tab/>Β. Λάθος</text:p>
      <text:p text:style-name="P25">2<text:span text:style-name="T9">3</text:span>. Ποια από τα παρακάτω είναι <text:span text:style-name="T9">παράγωγα</text:span> φυσικά μεγέθη;</text:p>
      <text:p text:style-name="P26">Α. όγκο<text:span text:style-name="T20">ς</text:span> <text:tab/>Β. μάζα<text:tab/><text:tab/> Γ. εμβαδό<text:span text:style-name="T20">ν</text:span><text:tab/> Δ. <text:span text:style-name="T21">μ</text:span><text:span text:style-name="T22">ήκος</text:span></text:p>
      <text:p text:style-name="P27">24. Το γάλα στο ψυγείο έληξε και έχει πλέον ξινίσει. Το φαινόμενο είναι:</text:p>
      <text:p text:style-name="P27">Α. φυσικό <text:tab/>Β. <text:span text:style-name="T4">χ</text:span>ημικό</text:p>
      <text:p text:style-name="P8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8">Α. φυσικό <text:tab/>Β. χημικό</text:p>
      <text:p text:style-name="P28"><text:soft-page-break/>26. Η καύση <text:span text:style-name="T23">των κα</text:span><text:span text:style-name="T24">υ</text:span><text:span text:style-name="T23">σίμων </text:span>στους κινητήρες εσωτερικής καύσεως είναι … φαινόμενο.</text:p>
      <text:p text:style-name="P4"><text:span text:style-name="T5"><text:s/></text:span><text:span text:style-name="T9">Α. φυσικό <text:tab/>Β. χημικό</text:span></text:p>
      <text:p text:style-name="P29"><text:span text:style-name="T23">27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17">διανυσματικό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29"><text:span text:style-name="T23">28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23">μονόμετρο</text:span><text:span text:style-name="T17">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31">29. Ποια είδη δυνάμεων υπάρχουν στην φύση;</text:p>
      <text:p text:style-name="P31">Α. επαφής <text:tab/>Β. Από απόσταση <text:tab/>Γ. <text:span text:style-name="T25">σ</text:span>υνοχής <text:tab/>Δ. <text:span text:style-name="T25">σ</text:span>υνάφειας</text:p>
      <text:p text:style-name="P31">30. Τα υγρά και τα αέρια σώματα ονομάζονται και ρευστά;</text:p>
      <text:p text:style-name="P31">Α. Σωστό <text:tab/>Β. Λάθος</text:p>
      <text:p text:style-name="P31">31. Ένα ε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1">32. Ένα π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2"><text:span text:style-name="T27">33</text:span>. Ποια είδη δυνάμεων <text:span text:style-name="T27">πεδίου </text:span>υπάρχουν στην φύση;</text:p>
      <text:p text:style-name="P32">Α. <text:span text:style-name="T27">ηλεκτρικού </text:span>Β. <text:span text:style-name="T27">μαγνητικού</text:span> Γ. <text:span text:style-name="T27">βαρυτικού</text:span> Δ. <text:span text:style-name="T27">οπτικού</text:span></text:p>
      <text:p text:style-name="P33"><text:span text:style-name="T27">3</text:span><text:span text:style-name="T28">4</text:span>. <text:span text:style-name="T28">Τ</text:span>ο <text:span text:style-name="T28">βάρος ενός σώματος στην φυσική (όχι στην καθομιλουμένη!)</text:span></text:p>
      <text:p text:style-name="P34">είναι δύναμη, όχι σκέτη μάζα και μετράται σε:</text:p>
      <text:p text:style-name="P35"><text:span text:style-name="T29">Α. </text:span><text:span text:style-name="T28">κιλά </text:span><text:span text:style-name="T27"><text:s/></text:span><text:span text:style-name="T29">Β. </text:span><text:span text:style-name="T28">Νewton</text:span><text:span text:style-name="T29"> Γ. </text:span><text:span text:style-name="T28">kpont</text:span><text:span text:style-name="T29"> Δ. </text:span><text:span text:style-name="T30">g</text:span><text:span text:style-name="T28">r</text:span></text:p>
      <text:p text:style-name="P36">35. Κατά την περιστροφή σώματος η απόσταση της δυνάμεως από τον άξονα περιστροφής λέγεται:</text:p>
      <text:p text:style-name="P36">Α. μοχλός Β. βραχίονας Γ. <text:span text:style-name="T31">μ</text:span>οχλοβραχί<text:span text:style-name="T32">ο</text:span>νας Δ. <text:span text:style-name="T31">υ</text:span>πομόχλιο</text:p>
      <text:p text:style-name="P36">36. Η περιστροφή σώματος αντιθέτως προς την φορά του ωρολογίου είναι:</text:p>
      <text:p text:style-name="P36">Α. θετική Β. αρνητική Γ. ανάδρομη Δ. ορθή</text:p>
      <text:p text:style-name="P36">37. Εάν η ροπή M = F ∙ ℓ ποια είναι η μονάδα μέτρησής της <text:span text:style-name="T33">στο μετρικό σύστημα SI</text:span>;</text:p>
      <text:p text:style-name="P36">Α. Nm B. kpm Γ. <text:span text:style-name="T33">Νinches </text:span>Δ. <text:span text:style-name="T33">Nyard</text:span></text:p>
      <text:p text:style-name="P37"><text:soft-page-break/>38. Έ<text:span text:style-name="T31">να</text:span> σύστημα δυο δυνάμεων ονομάζεται ζεύγος δυνάμεων <text:s/>όταν:</text:p>
      <text:p text:style-name="P37">Α. έχουν το ίδιο μέτρο Β. είναι παράλληλες Γ. έχουν αντίθετη φορά Δ. Ίδια φορά</text:p>
      <text:p text:style-name="P37">39. Το πλεονέκτημα του <text:span text:style-name="T32">κέντρου βάρους </text:span>είναι ότι ακόμη και αν στραφεί το σώμα,</text:p>
      <text:p text:style-name="P37">χωρίς όμως να αλλάξει το σχήμα του, το σημείο αυτό παραμένει το ίδιο.</text:p>
      <text:p text:style-name="P38">Α. Σωστό <text:tab/>Β. Λάθος</text:p>
      <text:p text:style-name="P38">40. Ποια είναι τα είδη ισορροπίας ενός σώματος;</text:p>
      <text:p text:style-name="P38">Α. <text:span text:style-name="T34">ο</text:span>υδέτερη Β. <text:span text:style-name="T34">α</text:span>διάφορη Γ. <text:span text:style-name="T34">ε</text:span>υσταθής Δ. <text:span text:style-name="T34">α</text:span>σταθής</text:p>
      <text:p text:style-name="P37"/>
      <text:p text:style-name="P36"><text:s/></text:p>
      <text:h text:style-name="P39" text:outline-level="1">Video<text:span text:style-name="T35">s</text:span></text:h>
      <text:p text:style-name="P40"><text:a xlink:type="simple" xlink:href="https://www.youtube.com/watch?v=Slq-lO8fzGM" text:style-name="Internet_20_link" text:visited-style-name="Visited_20_Internet_20_Link"><text:span text:style-name="T36">Δυνάμεις στην φύση</text:span></text:a></text:p>
      <text:p text:style-name="P40"><text:a xlink:type="simple" xlink:href="https://photodentro.edu.gr/v/item/video/8522/670" text:style-name="Internet_20_link" text:visited-style-name="Visited_20_Internet_20_Link"><text:span text:style-name="T36">Τριβή κι αντίσταση στην κίνηση</text:span></text:a></text:p>
      <text:p text:style-name="P41"><text:a xlink:type="simple" xlink:href="https://youtu.be/mAz2ZNkh-og" text:style-name="Internet_20_link" text:visited-style-name="Visited_20_Internet_20_Link"><text:span text:style-name="T37">Κοσμολογία</text:span></text:a></text:p>
      <text:p text:style-name="P42"><text:a xlink:type="simple" xlink:href="https://youtu.be/_62reqKm2n4" text:style-name="Internet_20_link" text:visited-style-name="Visited_20_Internet_20_Link"><text:span text:style-name="T38">Ήχοι από την γέννεση του σύμπαντος</text:span></text:a></text:p>
      <text:p text:style-name="P42"><text:a xlink:type="simple" xlink:href="https://youtu.be/_wyUB8tNMNs" text:style-name="Internet_20_link" text:visited-style-name="Visited_20_Internet_20_Link"><text:span text:style-name="T39">Απόψεις για την προέλευση του σύμπαντος</text:span></text:a></text:p>
      <text:h text:style-name="P39" text:outline-level="1">Ασκήσεις</text:h>
      <text:p text:style-name="P43"><text:span text:style-name="T40">1. </text:span><text:span text:style-name="T41">Έ</text:span><text:span text:style-name="T42">να δοχείο</text:span><text:span text:style-name="T41"> που έχει </text:span><text:span text:style-name="T43">σχήμα ορθογ</text:span><text:span text:style-name="T44">ω</text:span><text:span text:style-name="T43">νίου παραλληλεπιπέδου </text:span><text:span text:style-name="T41">έχει διαστάσεις </text:span><text:span text:style-name="T45">6</text:span><text:span text:style-name="T46">c</text:span><text:span text:style-name="T45">m x 10</text:span><text:span text:style-name="T46">c</text:span><text:span text:style-name="T45">m x 5</text:span><text:span text:style-name="T46">c</text:span><text:span text:style-name="T45">m</text:span><text:span text:style-name="T41">. </text:span><text:span text:style-name="T47">Το</text:span><text:span text:style-name="T43"> </text:span><text:span text:style-name="T44">δοχείο</text:span><text:span text:style-name="T43"> είναι </text:span><text:span text:style-name="T48">κατά το ήμισυ </text:span><text:span text:style-name="T43">γεμάτ</text:span><text:span text:style-name="T44">ο</text:span><text:span text:style-name="T41"> με </text:span><text:span text:style-name="T42">γάλα</text:span><text:span text:style-name="T41"> που έχει πυκνότητα </text:span><text:span text:style-name="T49">1.035 g/cm</text:span><text:span text:style-name="T50">3</text:span><text:span text:style-name="T51"> </text:span><text:span text:style-name="T41">. Πόση είναι η μάζα του </text:span><text:span text:style-name="T42">γάλακτος</text:span><text:span text:style-name="T41"> τ</text:span><text:span text:style-name="T42">ου δοχείου</text:span><text:span text:style-name="T41">;</text:span></text:p>
      <text:p text:style-name="P44">Δίδεται ό<text:span text:style-name="T52">τι </text:span><text:span text:style-name="T41">πυκνότητα </text:span>= μάζα δια του όγκου.</text:p>
      <text:p text:style-name="P44">Λύση: Έστωσαν ρ η <text:s/><text:span text:style-name="T41">πυκνότητα, </text:span>V ο όγκος του δοχείου, m η ζητούμενη μάζα του γάλακτος.</text:p>
      <text:p text:style-name="P44"><text:span text:style-name="T24">Εξ ορισμού: </text:span>ρ = m / V =&gt; m = ρ * V =&gt; m = <text:span text:style-name="T53">1.035 g/cm</text:span><text:span text:style-name="T54">3</text:span><text:span text:style-name="T51"> <text:s/>* 5cm * 6 cm * 10cm </text:span><text:span text:style-name="T55">= 310.5 gr. </text:span><text:span text:style-name="T56">Διαιρώ</text:span><text:span text:style-name="T57"> δια του δυο και λαμβάνω 155 gr.</text:span></text:p>
      <text:p text:style-name="P45"><text:soft-page-break/><text:span text:style-name="T57">2. </text:span><text:span text:style-name="T58">Εάν το δοχείο </text:span><text:span text:style-name="T59">γίνει τώρα</text:span><text:span text:style-name="T58"> κυλιδρικό κύπελλο ακτίνας 5 cm και ύψους 10 cm, να λύσετε πάλι την άσκηση 1.</text:span></text:p>
      <text:p text:style-name="P46"><text:span text:style-name="T58">3.</text:span><text:span text:style-name="T57"> </text:span><text:span text:style-name="T58">Εάν το δοχείο </text:span><text:span text:style-name="T59">γίνει τώρα</text:span><text:span text:style-name="T58"> κυ</text:span><text:span text:style-name="T60">βι</text:span><text:span text:style-name="T58">κό κύπελλο </text:span><text:span text:style-name="T60">πλευράς</text:span><text:span text:style-name="T58"> 5 cm, να λύσετε πάλι την άσκηση 1.</text:span></text:p>
      <text:p text:style-name="Standard"><text:span text:style-name="T61">4. </text:span><text:span text:style-name="T62">Μια </text:span><text:a xlink:type="simple" xlink:href="https://akispetretzikis.com/recipe/210/tiramisoy" text:style-name="Internet_20_link" text:visited-style-name="Visited_20_Internet_20_Link"><text:span text:style-name="T62">συνταγή τιραμισού</text:span></text:a><text:span text:style-name="T62"> περιγράφει ότι για </text:span><text:span text:style-name="T63">6</text:span><text:span text:style-name="T62"> μερίδες χρειάζονται 4</text:span><text:span text:style-name="T63">2</text:span><text:span text:style-name="T62">0 γραμμάρια τύρου μασκαρπόνε, </text:span><text:span text:style-name="T64">120 γρ. άχνη ζάχαρη, 1</text:span><text:span text:style-name="T63">2</text:span><text:span text:style-name="T64">0 γρ. Μαυροδάφνη, 3</text:span><text:span text:style-name="T63">6</text:span><text:span text:style-name="T64">0 γρ. καφέ, εσπρέσο ρόφημα, </text:span><text:span text:style-name="T37">4</text:span><text:span text:style-name="T65">8</text:span><text:span text:style-name="T37">0 γρ. κρέμα γάλακτος, </text:span><text:span text:style-name="T65">6</text:span><text:span text:style-name="T37">0 γρ. κουβερτούρα, σε κομματάκια, 30 γρ. κουβερτούρα, σε ξύσμα. </text:span><text:span text:style-name="T62">Για </text:span><text:span text:style-name="T63">10</text:span><text:span text:style-name="T62"> μερίδες άραγε πόσα γραμμάρια τυρί, </text:span><text:span text:style-name="T66">και κάθε άλλο υλικό</text:span><text:span text:style-name="T62"> χρειάζομαστε;</text:span></text:p>
      <text:p text:style-name="P47">5. Ένα λίτρο <text:span text:style-name="T67">(lt) </text:span>γάλακτος με πόσα κυβικά εκατοστά <text:span text:style-name="T67">(</text:span><text:span text:style-name="T68">cm</text:span><text:span text:style-name="T69">3</text:span><text:span text:style-name="T67">)</text:span> ισούται;</text:p>
      <text:p text:style-name="P48">6. Μια ζάντα αυτοκινήτου έχει διάμετρο 15 inches, πόσα cm είναι; <text:span text:style-name="T70">Δίδεται: 1 inch = 2,54 cm.</text:span></text:p>
      <text:p text:style-name="P48">7. Μια ευρεία οθόνη τηλεόρασης έχει διαγώνιο 65 inches, <text:s/>πόσα cm είναι;</text:p>
      <text:p text:style-name="P49"><text:span text:style-name="T71">8. Να επισκεφθείτε τους ιστότοπους για </text:span><text:span text:style-name="T72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71">ργασία στη</text:span><text:span text:style-name="T73">ν</text:span><text:span text:style-name="T71"> εστίαση στο skywalker.gr</text:span></text:a></text:p>
      <text:p text:style-name="P50"><text:a xlink:type="simple" xlink:href="http://www.kariera.gr/" text:style-name="Internet_20_link" text:visited-style-name="Visited_20_Internet_20_Link"><text:span text:style-name="T71">www.kariera.gr</text:span></text:a></text:p>
      <text:p text:style-name="P51"><text:span text:style-name="T71">9. </text:span><text:span text:style-name="T74">Τα συστατικά </text:span><text:span text:style-name="T75">για 4 έως 6 μερίδες </text:span><text:span text:style-name="T76">παραδοσιακό</text:span><text:span text:style-name="T74"> </text:span><text:a xlink:type="simple" xlink:href="https://akispetretzikis.com/recipe/6147/paradosiako-ryzogalo" text:style-name="Internet_20_link" text:visited-style-name="Visited_20_Internet_20_Link"><text:span text:style-name="T74">ρυζόγαλο</text:span></text:a><text:span text:style-name="T74"> είναι:</text:span><text:span text:style-name="T71">1 λίτρο νερό, </text:span><text:span text:style-name="T37">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74">Να βρεθούν οι ποσότητες για 12 μερίδες.</text:span></text:p>
      <text:p text:style-name="P52"><text:span text:style-name="T7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4-12-21T09:59:42.427194155">21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21T09:59:42.369795233</dc:date>
    <meta:editing-duration>PT3H9M49S</meta:editing-duration>
    <meta:editing-cycles>75</meta:editing-cycles>
    <meta:generator>LibreOffice/24.8.3.2$Linux_X86_64 LibreOffice_project/480$Build-2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08" meta:word-count="1013" meta:character-count="5850" meta:non-whitespace-character-count="4823"/>
  </office:meta>
</office:document-meta>
</file>